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FMono-Regular" svg:font-family="SFMono-Regular, Menlo, Monaco, Consolas, 'liberation mono', 'courier new', monospace"/>
    <style:font-face style:name="courier new" svg:font-family="'courier new', courier"/>
    <style:font-face style:name="sans-serif" svg:font-family="sans-serif"/>
    <style:font-face style:name="FreeSans1" svg:font-family="FreeSans" style:font-family-generic="swiss"/>
    <style:font-face style:name="FreeSans2" svg:font-family="FreeSans" style:font-family-generic="modern" style:font-pitch="fixed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135b66" officeooo:paragraph-rsid="00135b66"/>
    </style:style>
    <style:style style:name="P2" style:family="paragraph" style:parent-style-name="Standard">
      <style:text-properties officeooo:rsid="00135b66" officeooo:paragraph-rsid="00183a33"/>
    </style:style>
    <style:style style:name="P3" style:family="paragraph" style:parent-style-name="Standard">
      <style:text-properties fo:font-variant="normal" fo:text-transform="none" fo:letter-spacing="normal" fo:font-style="normal" fo:font-weight="normal" officeooo:rsid="001fa3dc" officeooo:paragraph-rsid="001fc840" style:font-weight-asian="normal" style:font-weight-complex="normal" loext:padding="0in" loext:border="none"/>
    </style:style>
    <style:style style:name="P4" style:family="paragraph" style:parent-style-name="Standard">
      <style:text-properties officeooo:paragraph-rsid="001fc840"/>
    </style:style>
    <style:style style:name="P5" style:family="paragraph" style:parent-style-name="Standard">
      <style:text-properties officeooo:rsid="001e59f2" officeooo:paragraph-rsid="001fc840"/>
    </style:style>
    <style:style style:name="P6" style:family="paragraph" style:parent-style-name="Standard">
      <style:text-properties officeooo:rsid="001e59f2" officeooo:paragraph-rsid="0020d37e"/>
    </style:style>
    <style:style style:name="P7" style:family="paragraph" style:parent-style-name="Standard">
      <style:text-properties officeooo:rsid="001e59f2" officeooo:paragraph-rsid="0021b3d2"/>
    </style:style>
    <style:style style:name="P8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letter-spacing="normal" fo:font-style="normal" fo:font-weight="normal" officeooo:rsid="001fa3dc" officeooo:paragraph-rsid="001fc840" style:font-weight-asian="normal" style:font-weight-complex="normal" loext:padding="0in" loext:border="none"/>
    </style:style>
    <style:style style:name="P9" style:family="paragraph" style:parent-style-name="Preformatted_20_Text">
      <style:text-properties officeooo:rsid="001e59f2" officeooo:paragraph-rsid="0021b3d2"/>
    </style:style>
    <style:style style:name="P10" style:family="paragraph" style:parent-style-name="Standard">
      <style:text-properties fo:font-variant="normal" fo:text-transform="none" style:font-name="sans-serif" fo:font-size="10.6499996185303pt" fo:letter-spacing="normal" fo:font-style="normal" fo:font-weight="normal" officeooo:rsid="00171031" officeooo:paragraph-rsid="0024354b" fo:background-color="transparent" style:font-weight-asian="normal" style:font-weight-complex="normal"/>
    </style:style>
    <style:style style:name="P11" style:family="paragraph" style:parent-style-name="Standard">
      <style:text-properties fo:font-variant="normal" fo:text-transform="none" style:font-name="sans-serif" fo:font-size="10.6499996185303pt" fo:letter-spacing="normal" fo:font-style="normal" fo:font-weight="normal" officeooo:rsid="00171031" officeooo:paragraph-rsid="0024354b" fo:background-color="#bbe33d" style:font-weight-asian="normal" style:font-weight-complex="normal"/>
    </style:style>
    <style:style style:name="T1" style:family="text">
      <style:text-properties fo:font-variant="normal" fo:text-transform="none" fo:color="#3200ff" loext:opacity="100%" style:font-name="courier new" fo:font-size="13.1000003814697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courier new" fo:font-size="13.1000003814697pt" fo:letter-spacing="normal" fo:font-style="normal" fo:font-weight="normal" officeooo:rsid="00183a33"/>
    </style:style>
    <style:style style:name="T3" style:family="text">
      <style:text-properties fo:font-variant="normal" fo:text-transform="none" style:font-name="sans-serif" fo:font-size="11.4499998092651pt" fo:letter-spacing="normal" fo:font-style="normal" fo:font-weight="normal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style:font-name="sans-serif" fo:font-size="11.4499998092651pt" fo:letter-spacing="normal" fo:font-style="normal" fo:font-weight="normal" fo:background-color="transparent" loext:char-shading-value="0" style:font-weight-asian="normal" style:font-weight-complex="normal" loext:padding="0in" loext:border="none"/>
    </style:style>
    <style:style style:name="T5" style:family="text">
      <style:text-properties fo:font-variant="normal" fo:text-transform="none" style:font-name="sans-serif" fo:font-size="11.4499998092651pt" fo:letter-spacing="normal" fo:font-style="normal" fo:font-weight="normal" officeooo:rsid="0022fbe7" fo:background-color="transparent" loext:char-shading-value="0" style:font-weight-asian="normal" style:font-weight-complex="normal" loext:padding="0in" loext:border="none"/>
    </style:style>
    <style:style style:name="T6" style:family="text">
      <style:text-properties fo:font-variant="normal" fo:text-transform="none" style:font-name="sans-serif" fo:font-size="11.4499998092651pt" fo:letter-spacing="normal" fo:font-style="normal" fo:font-weight="normal" officeooo:rsid="0020d37e" fo:background-color="transparent" loext:char-shading-value="0" style:font-weight-asian="normal" style:font-weight-complex="normal" loext:padding="0in" loext:border="none"/>
    </style:style>
    <style:style style:name="T7" style:family="text">
      <style:text-properties fo:font-variant="normal" fo:text-transform="none" style:font-name="sans-serif" fo:font-size="11.4499998092651pt" fo:letter-spacing="normal" fo:font-style="normal" fo:font-weight="normal" officeooo:rsid="0021b3d2" fo:background-color="transparent" loext:char-shading-value="0" style:font-weight-asian="normal" style:font-weight-complex="normal" loext:padding="0in" loext:border="none"/>
    </style:style>
    <style:style style:name="T8" style:family="text">
      <style:text-properties fo:font-variant="normal" fo:text-transform="none" style:font-name="sans-serif" fo:font-size="11.4499998092651pt" fo:letter-spacing="normal" fo:font-style="normal" fo:font-weight="normal" officeooo:rsid="00228735" fo:background-color="transparent" loext:char-shading-value="0" style:font-weight-asian="normal" style:font-weight-complex="normal" loext:padding="0in" loext:border="none"/>
    </style:style>
    <style:style style:name="T9" style:family="text">
      <style:text-properties fo:font-variant="normal" fo:text-transform="none" style:font-name="sans-serif" fo:font-size="10.6499996185303pt" fo:letter-spacing="normal" fo:font-style="normal" fo:font-weight="normal" officeooo:rsid="00171031" fo:background-color="transparent" loext:char-shading-value="0" style:font-weight-asian="normal" style:font-weight-complex="normal" loext:padding="0in" loext:border="none"/>
    </style:style>
    <style:style style:name="T10" style:family="text">
      <style:text-properties fo:font-variant="normal" fo:text-transform="none" style:font-name="sans-serif" fo:font-size="10.6499996185303pt" fo:letter-spacing="normal" fo:font-style="normal" fo:font-weight="bold" officeooo:rsid="00171031" fo:background-color="transparent" loext:char-shading-value="0" style:font-weight-asian="bold" style:font-weight-complex="bold" loext:padding="0in" loext:border="none"/>
    </style:style>
    <style:style style:name="T11" style:family="text">
      <style:text-properties fo:font-variant="normal" fo:text-transform="none" fo:color="#222222" loext:opacity="100%" style:font-name="SFMono-Regular" fo:font-size="11.4499998092651pt" fo:letter-spacing="normal" fo:font-style="normal" fo:font-weight="normal" officeooo:rsid="0021b3d2" fo:background-color="transparent" loext:char-shading-value="0" style:font-weight-asian="normal" style:font-weight-complex="normal" loext:padding="0in" loext:border="non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fc840" style:font-weight-asian="normal" style:font-weight-complex="normal"/>
    </style:style>
    <style:style style:name="T14" style:family="text">
      <style:text-properties fo:font-weight="normal" style:font-weight-asian="normal" style:font-weight-complex="normal" loext:padding="0in" loext:border="none"/>
    </style:style>
    <style:style style:name="T15" style:family="text">
      <style:text-properties fo:font-weight="normal" fo:background-color="transparent" loext:char-shading-value="0" style:font-weight-asian="normal" style:font-weight-complex="normal"/>
    </style:style>
    <style:style style:name="T16" style:family="text">
      <style:text-properties fo:font-weight="normal" officeooo:rsid="001fc840" fo:background-color="transparent" loext:char-shading-value="0" style:font-weight-asian="normal" style:font-weight-complex="normal"/>
    </style:style>
    <style:style style:name="T17" style:family="text">
      <style:text-properties officeooo:rsid="001fc840"/>
    </style:style>
    <style:style style:name="T18" style:family="text">
      <style:text-properties fo:color="#000000" loext:opacity="100%" style:font-name="courier new" fo:font-size="13.1000003814697pt" fo:font-weight="normal" style:font-weight-asian="normal" style:font-weight-complex="normal"/>
    </style:style>
    <style:style style:name="T19" style:family="text">
      <style:text-properties fo:color="#000000" loext:opacity="100%" style:font-name="courier new" fo:font-size="13.1000003814697pt" fo:font-weight="normal" fo:background-color="transparent" loext:char-shading-value="0" style:font-weight-asian="normal" style:font-weight-complex="normal"/>
    </style:style>
    <style:style style:name="T20" style:family="text">
      <style:text-properties officeooo:rsid="001fc840" fo:background-color="#ff860d" loext:char-shading-value="0"/>
    </style:style>
    <style:style style:name="T21" style:family="text">
      <style:text-properties officeooo:rsid="00206235"/>
    </style:style>
    <style:style style:name="T22" style:family="text">
      <style:text-properties fo:font-weight="bold" officeooo:rsid="0024354b" style:font-weight-asian="bold" style:font-weight-complex="bold" loext:padding="0in" loext:border="none"/>
    </style:style>
    <style:style style:name="T23" style:family="text">
      <style:text-properties fo:font-weight="bold" style:font-weight-asian="bold" style:font-weight-complex="bold" loext:padding="0in" loext:border="none"/>
    </style:style>
    <style:style style:name="T24" style:family="text">
      <style:text-properties officeooo:rsid="00184098"/>
    </style:style>
    <style:style style:name="T25" style:family="text">
      <style:text-properties officeooo:rsid="00184098" fo:background-color="transparent" loext:char-shading-value="0"/>
    </style:style>
    <style:style style:name="T26" style:family="text">
      <style:text-properties officeooo:rsid="00198777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============= create and delete individual pod =================</text:p>
      <text:p text:style-name="P1"/>
      <text:p text:style-name="P1">// <text:span text:style-name="T20">create</text:span><text:span text:style-name="T17"> should not use as we don t get the benefit of the </text:span><text:span text:style-name="T21">deployment operator</text:span></text:p>
      <text:p text:style-name="P1"><text:span text:style-name="Strong_20_Emphasis"><text:span text:style-name="T1">$ kubectl create -f newpod.yaml</text:span></text:span></text:p>
      <text:p text:style-name="P1"><text:span text:style-name="Strong_20_Emphasis"><text:span text:style-name="T1">$ kubectl delete -f newpod.yaml</text:span></text:span></text:p>
      <text:p text:style-name="P2"><text:span text:style-name="Strong_20_Emphasis"><text:span text:style-name="T2"/></text:span></text:p>
      <text:p text:style-name="P3"><text:span text:style-name="Strong_20_Emphasis"><text:span text:style-name="T18">kubectl get po</text:span></text:span></text:p>
      <text:p text:style-name="P3"><text:span text:style-name="Strong_20_Emphasis"><text:span text:style-name="T18">kubectl describe po basicpod</text:span></text:span></text:p>
      <text:p text:style-name="P8"><text:span text:style-name="Strong_20_Emphasis"><text:span text:style-name="T19">kubectl delete po basicpod </text:span></text:span></text:p>
      <text:p text:style-name="P8"><text:span text:style-name="Strong_20_Emphasis"><text:span text:style-name="T19">kubectl delete svc basicservice </text:span></text:span></text:p>
      <text:p text:style-name="P8"><text:span text:style-name="Strong_20_Emphasis"><text:span text:style-name="T19">kubectl get svc</text:span></text:span></text:p>
      <text:p text:style-name="Standard"><text:span text:style-name="Strong_20_Emphasis"><text:span text:style-name="T12"/></text:span></text:p>
      <text:p text:style-name="P4"><text:span text:style-name="Strong_20_Emphasis"><text:span text:style-name="T13">================ deploy a pod using a nginx image (no yaml) ==========</text:span></text:span></text:p>
      <text:p text:style-name="P4"><text:span text:style-name="Strong_20_Emphasis"><text:span text:style-name="T13">kubectl create deploy firstpod –image=nginx</text:span></text:span></text:p>
      <text:p text:style-name="P4"><text:span text:style-name="Strong_20_Emphasis"><text:span text:style-name="T13">kubectl get deploy,po</text:span></text:span></text:p>
      <text:p text:style-name="P4"><text:span text:style-name="Strong_20_Emphasis"><text:span text:style-name="T16">kubectl describe deploy firstpod</text:span></text:span></text:p>
      <text:p text:style-name="P5"><text:span text:style-name="Strong_20_Emphasis"><text:span text:style-name="T15">kubectl describe po firstpod-7c4477dd55-d5mbt</text:span></text:span></text:p>
      <text:p text:style-name="P5"><text:span text:style-name="Strong_20_Emphasis"><text:span text:style-name="T4">kubectl get po,deploy,svc,rs,ep</text:span></text:span></text:p>
      <text:p text:style-name="P5"><text:span text:style-name="Strong_20_Emphasis"><text:span text:style-name="T5">kubectl delete rs firstpod-7c4477dd55 </text:span></text:span></text:p>
      <text:p text:style-name="P5"><text:span text:style-name="Strong_20_Emphasis"><text:span text:style-name="T5">kubectl get rs</text:span></text:span></text:p>
      <text:p text:style-name="P5"><text:span text:style-name="Strong_20_Emphasis"><text:span text:style-name="T5">kubectl delete deploy firstpod</text:span></text:span></text:p>
      <text:p text:style-name="P5"><text:span text:style-name="Strong_20_Emphasis"><text:span text:style-name="T15"/></text:span></text:p>
      <text:p text:style-name="P5"><text:span text:style-name="Strong_20_Emphasis"><text:span text:style-name="T16">=============== get name space ======================</text:span></text:span></text:p>
      <text:p text:style-name="P5"><text:span text:style-name="Strong_20_Emphasis"><text:span text:style-name="T15">kubectl get namespaces </text:span></text:span></text:p>
      <text:p text:style-name="P5"><text:span text:style-name="Strong_20_Emphasis"><text:span text:style-name="T15">kubectl get po -n kube-system</text:span></text:span></text:p>
      <text:p text:style-name="P5"><text:span text:style-name="Strong_20_Emphasis"><text:span text:style-name="T3">kubectl get po -n fakenamespace</text:span></text:span></text:p>
      <text:p text:style-name="P5"><text:span text:style-name="Strong_20_Emphasis"><text:span text:style-name="T4">kubectl get po –all-namespaces</text:span></text:span></text:p>
      <text:p text:style-name="P5"><text:span text:style-name="Strong_20_Emphasis"><text:span text:style-name="T4"/></text:span></text:p>
      <text:p text:style-name="P6"><text:span text:style-name="Strong_20_Emphasis"><text:span text:style-name="T6">============= homeWork lab2 ======================</text:span></text:span></text:p>
      <text:p text:style-name="P6"><text:span text:style-name="Strong_20_Emphasis"><text:span text:style-name="T6">kubectl apply -f myTry.yaml,myTryService.yaml</text:span></text:span></text:p>
      <text:p text:style-name="P6"><text:span text:style-name="Strong_20_Emphasis"><text:span text:style-name="T6">kubectl get po,svc</text:span></text:span></text:p>
      <text:p text:style-name="P6"><text:span text:style-name="Strong_20_Emphasis"><text:span text:style-name="T6">kubectl get po -o wide</text:span></text:span></text:p>
      <text:p text:style-name="P6"><text:span text:style-name="Strong_20_Emphasis"><text:span text:style-name="T6">kubectl describe po mytry</text:span></text:span></text:p>
      <text:p text:style-name="P6"><text:span text:style-name="Strong_20_Emphasis"><text:span text:style-name="T6">kubectl describe svc mytryservice</text:span></text:span></text:p>
      <text:p text:style-name="P6"><text:span text:style-name="Strong_20_Emphasis"><text:span text:style-name="T6">kubectl delete -f myTry.yaml,myTryService.yaml</text:span></text:span></text:p>
      <text:p text:style-name="P6"><text:span text:style-name="Strong_20_Emphasis"><text:span text:style-name="T6"/></text:span></text:p>
      <text:p text:style-name="P7"><text:span text:style-name="Strong_20_Emphasis"><text:span text:style-name="T7">================== run first app ==================</text:span></text:span></text:p>
      <text:p text:style-name="P7"><text:span text:style-name="Strong_20_Emphasis"><text:span text:style-name="T7">sudo docker build -t djedjethai/firstapp .</text:span></text:span></text:p>
      <text:p text:style-name="P7"><text:span text:style-name="Strong_20_Emphasis"><text:span text:style-name="T7">Sudo docker run djedjethai/firstapp</text:span></text:span></text:p>
      <text:p text:style-name="P7"><text:span text:style-name="Strong_20_Emphasis"><text:span text:style-name="T7">// connect docker hub</text:span></text:span></text:p>
      <text:p text:style-name="P9"><text:span text:style-name="Source_20_Text"><text:span text:style-name="T11">docker login</text:span></text:span></text:p>
      <text:p text:style-name="P7"><text:span text:style-name="Strong_20_Emphasis"><text:span text:style-name="T7"/></text:span></text:p>
      <text:p text:style-name="P7"><text:span text:style-name="Strong_20_Emphasis"><text:span text:style-name="T7">sudo push djedjethai/firstapp</text:span></text:span></text:p>
      <text:p text:style-name="P7"><text:span text:style-name="Strong_20_Emphasis"><text:span text:style-name="T7"/></text:span></text:p>
      <text:p text:style-name="P7"><text:span text:style-name="Strong_20_Emphasis"><text:span text:style-name="T7">// </text:span></text:span><text:span text:style-name="Strong_20_Emphasis"><text:span text:style-name="T8">here we create a private registry</text:span></text:span></text:p>
      <text:p text:style-name="P7"><text:span text:style-name="Strong_20_Emphasis"><text:span text:style-name="T8">// see lab3.1_deployAndConfigure</text:span></text:span></text:p>
      <text:p text:style-name="P7"><text:span text:style-name="Strong_20_Emphasis"><text:span text:style-name="T8"/></text:span></text:p>
      <text:p text:style-name="P11"><text:soft-page-break/>// <text:span text:style-name="T24">get a sample of yaml file for the desired object .</text:span><text:span text:style-name="T25"> <text:s/></text:span><text:span text:style-name="T26">COMMANDE A CONNAITRE</text:span></text:p>
      <text:p text:style-name="P10"><text:span text:style-name="Strong_20_Emphasis"><text:span text:style-name="T14">jerome@master:/localdocker$ $k</text:span></text:span><text:span text:style-name="Strong_20_Emphasis"><text:span text:style-name="T23"> create deploy drytry --image=nginx --dry-run=client -o yaml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FMono-Regular" svg:font-family="SFMono-Regular, Menlo, Monaco, Consolas, 'liberation mono', 'courier new', monospace"/>
    <style:font-face style:name="courier new" svg:font-family="'courier new', courier"/>
    <style:font-face style:name="sans-serif" svg:font-family="sans-serif"/>
    <style:font-face style:name="FreeSans1" svg:font-family="FreeSans" style:font-family-generic="swiss"/>
    <style:font-face style:name="FreeSans2" svg:font-family="FreeSans" style:font-family-generic="modern" style:font-pitch="fixed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1" fo:font-family="'Nimbus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Nimbus Roman" fo:font-family="'Nimbus Roman'" style:font-family-generic="roman" style:font-pitch="variable" fo:font-size="24pt" fo:font-weight="bold" style:font-name-asian="Nimbus Sans" style:font-family-asian="'Nimbus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Nimbus Mono PS" fo:font-family="'Nimbus Mono PS'" style:font-family-generic="modern" style:font-pitch="fixed" style:font-name-asian="Nimbus Mono PS" style:font-family-asian="'Nimbus Mono PS'" style:font-family-generic-asian="modern" style:font-pitch-asian="fixed" style:font-name-complex="FreeSans2" style:font-family-complex="FreeSans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1T17:33:56.779859522</meta:creation-date>
    <meta:generator>LibreOffice/7.0.4.2$Linux_X86_64 LibreOffice_project/00$Build-2</meta:generator>
    <dc:date>2021-01-21T18:17:35.792178938</dc:date>
    <meta:editing-duration>PT13H43M17S</meta:editing-duration>
    <meta:editing-cycles>13</meta:editing-cycles>
    <meta:document-statistic meta:table-count="0" meta:image-count="0" meta:object-count="0" meta:page-count="2" meta:paragraph-count="40" meta:word-count="202" meta:character-count="1473" meta:non-whitespace-character-count="1308"/>
  </office:meta>
</office:document-meta>
</file>